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1.9375in" table:align="left"/>
    </style:style>
    <style:style style:name="Table3.A" style:family="table-column">
      <style:table-column-properties style:column-width="1in"/>
    </style:style>
    <style:style style:name="Table3.B" style:family="table-column">
      <style:table-column-properties style:column-width="0.9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F" style:family="table-column">
      <style:table-column-properties style:column-width="1.1542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5bc4f" officeooo:paragraph-rsid="0055bc4f"/>
    </style:style>
    <style:style style:name="P27" style:family="paragraph" style:parent-style-name="Standard">
      <style:text-properties officeooo:rsid="0057075a" officeooo:paragraph-rsid="0057075a"/>
    </style:style>
    <style:style style:name="P28" style:family="paragraph" style:parent-style-name="Standard">
      <style:text-properties officeooo:rsid="0059cf4c" officeooo:paragraph-rsid="0059cf4c"/>
    </style:style>
    <style:style style:name="P29" style:family="paragraph" style:parent-style-name="Standard">
      <style:text-properties officeooo:rsid="005a301e" officeooo:paragraph-rsid="005a301e"/>
    </style:style>
    <style:style style:name="P30" style:family="paragraph" style:parent-style-name="Standard">
      <style:text-properties officeooo:rsid="005219d2" officeooo:paragraph-rsid="005219d2"/>
    </style:style>
    <style:style style:name="P31" style:family="paragraph" style:parent-style-name="Standard">
      <style:text-properties officeooo:rsid="005c1c4a" officeooo:paragraph-rsid="005c1c4a"/>
    </style:style>
    <style:style style:name="P32" style:family="paragraph" style:parent-style-name="Standard">
      <style:text-properties officeooo:rsid="005cbebe" officeooo:paragraph-rsid="005cbebe"/>
    </style:style>
    <style:style style:name="P33" style:family="paragraph" style:parent-style-name="Standard">
      <style:text-properties officeooo:rsid="005fdb5a" officeooo:paragraph-rsid="005fdb5a"/>
    </style:style>
    <style:style style:name="P34" style:family="paragraph" style:parent-style-name="Standard">
      <style:text-properties officeooo:rsid="00643c04" officeooo:paragraph-rsid="00643c04"/>
    </style:style>
    <style:style style:name="P35" style:family="paragraph" style:parent-style-name="Standard">
      <style:text-properties officeooo:rsid="0066bca1" officeooo:paragraph-rsid="0066bca1"/>
    </style:style>
    <style:style style:name="P36" style:family="paragraph" style:parent-style-name="Standard">
      <style:text-properties officeooo:rsid="0068a247" officeooo:paragraph-rsid="0068a247"/>
    </style:style>
    <style:style style:name="P37" style:family="paragraph" style:parent-style-name="Standard">
      <style:text-properties officeooo:rsid="0068a247" officeooo:paragraph-rsid="006db094"/>
    </style:style>
    <style:style style:name="P38" style:family="paragraph" style:parent-style-name="Standard">
      <style:text-properties officeooo:rsid="0068a247" officeooo:paragraph-rsid="007c0f67"/>
    </style:style>
    <style:style style:name="P39" style:family="paragraph" style:parent-style-name="Standard">
      <style:text-properties officeooo:rsid="0068d11a" officeooo:paragraph-rsid="0068d11a"/>
    </style:style>
    <style:style style:name="P40" style:family="paragraph" style:parent-style-name="Standard">
      <style:text-properties officeooo:rsid="006a09b2" officeooo:paragraph-rsid="006a09b2"/>
    </style:style>
    <style:style style:name="P41" style:family="paragraph" style:parent-style-name="Standard">
      <style:text-properties officeooo:rsid="006b6cf2" officeooo:paragraph-rsid="006b6cf2"/>
    </style:style>
    <style:style style:name="P42" style:family="paragraph" style:parent-style-name="Standard">
      <style:text-properties officeooo:rsid="006bad97" officeooo:paragraph-rsid="006bad97"/>
    </style:style>
    <style:style style:name="P43" style:family="paragraph" style:parent-style-name="Standard">
      <style:text-properties officeooo:rsid="006da027" officeooo:paragraph-rsid="006da027"/>
    </style:style>
    <style:style style:name="P44" style:family="paragraph" style:parent-style-name="Standard">
      <style:text-properties fo:font-size="10pt" officeooo:rsid="006da027" officeooo:paragraph-rsid="006da027" style:font-size-asian="10pt" style:font-size-complex="10pt"/>
    </style:style>
    <style:style style:name="P45" style:family="paragraph" style:parent-style-name="Standard">
      <style:text-properties officeooo:rsid="006db094" officeooo:paragraph-rsid="006db094"/>
    </style:style>
    <style:style style:name="P46" style:family="paragraph" style:parent-style-name="Standard">
      <style:text-properties officeooo:rsid="006db094" officeooo:paragraph-rsid="007c0f67"/>
    </style:style>
    <style:style style:name="P47" style:family="paragraph" style:parent-style-name="Standard">
      <style:text-properties officeooo:rsid="006db094" officeooo:paragraph-rsid="00819125"/>
    </style:style>
    <style:style style:name="P48" style:family="paragraph" style:parent-style-name="Standard">
      <style:text-properties officeooo:rsid="006db094" officeooo:paragraph-rsid="0083a10d"/>
    </style:style>
    <style:style style:name="P49" style:family="paragraph" style:parent-style-name="Standard">
      <style:text-properties officeooo:rsid="006ef216" officeooo:paragraph-rsid="006ef216"/>
    </style:style>
    <style:style style:name="P50" style:family="paragraph" style:parent-style-name="Standard">
      <style:text-properties officeooo:rsid="00770d48" officeooo:paragraph-rsid="00770d48"/>
    </style:style>
    <style:style style:name="P51" style:family="paragraph" style:parent-style-name="Standard">
      <style:text-properties officeooo:rsid="007abd4d" officeooo:paragraph-rsid="007abd4d"/>
    </style:style>
    <style:style style:name="P52" style:family="paragraph" style:parent-style-name="Standard">
      <style:text-properties officeooo:rsid="007c9eb5" officeooo:paragraph-rsid="007c9eb5"/>
    </style:style>
    <style:style style:name="P53" style:family="paragraph" style:parent-style-name="Standard">
      <style:text-properties officeooo:rsid="007d6ddc" officeooo:paragraph-rsid="007d6ddc"/>
    </style:style>
    <style:style style:name="P54" style:family="paragraph" style:parent-style-name="Standard">
      <style:text-properties officeooo:rsid="007de4c6" officeooo:paragraph-rsid="007de4c6"/>
    </style:style>
    <style:style style:name="P55" style:family="paragraph" style:parent-style-name="Standard">
      <style:text-properties officeooo:rsid="00802252" officeooo:paragraph-rsid="00802252"/>
    </style:style>
    <style:style style:name="P56" style:family="paragraph" style:parent-style-name="Standard">
      <style:text-properties officeooo:rsid="00819125" officeooo:paragraph-rsid="00819125"/>
    </style:style>
    <style:style style:name="P57" style:family="paragraph" style:parent-style-name="Standard">
      <style:text-properties officeooo:rsid="00819125" officeooo:paragraph-rsid="0083a10d"/>
    </style:style>
    <style:style style:name="P58" style:family="paragraph" style:parent-style-name="Standard">
      <style:text-properties officeooo:rsid="00859b4a" officeooo:paragraph-rsid="00859b4a"/>
    </style:style>
    <style:style style:name="P59" style:family="paragraph" style:parent-style-name="Standard">
      <style:text-properties officeooo:rsid="0087b1d4" officeooo:paragraph-rsid="0087b1d4"/>
    </style:style>
    <style:style style:name="P60" style:family="paragraph" style:parent-style-name="Text_20_body">
      <style:text-properties officeooo:rsid="003f23ac" officeooo:paragraph-rsid="003f23ac"/>
    </style:style>
    <style:style style:name="P61" style:family="paragraph" style:parent-style-name="Text_20_body">
      <style:text-properties officeooo:rsid="0040c675" officeooo:paragraph-rsid="0040c675"/>
    </style:style>
    <style:style style:name="P62" style:family="paragraph" style:parent-style-name="Text_20_body">
      <style:text-properties officeooo:rsid="006137b9" officeooo:paragraph-rsid="006137b9"/>
    </style:style>
    <style:style style:name="P63" style:family="paragraph" style:parent-style-name="Text_20_body">
      <style:text-properties officeooo:rsid="00736c33" officeooo:paragraph-rsid="00736c33"/>
    </style:style>
    <style:style style:name="P64" style:family="paragraph" style:parent-style-name="Text_20_body">
      <style:text-properties officeooo:rsid="0074bb6a" officeooo:paragraph-rsid="0074bb6a"/>
    </style:style>
    <style:style style:name="P65" style:family="paragraph" style:parent-style-name="Text_20_body">
      <style:text-properties officeooo:rsid="0072d227" officeooo:paragraph-rsid="0072d227"/>
    </style:style>
    <style:style style:name="P66" style:family="paragraph" style:parent-style-name="Text_20_body">
      <style:text-properties officeooo:rsid="006f929a" officeooo:paragraph-rsid="006f929a"/>
    </style:style>
    <style:style style:name="P67" style:family="paragraph" style:parent-style-name="Text_20_body">
      <style:text-properties officeooo:rsid="006f464d" officeooo:paragraph-rsid="006f464d"/>
    </style:style>
    <style:style style:name="P68" style:family="paragraph" style:parent-style-name="Text_20_body">
      <style:text-properties officeooo:rsid="00819125" officeooo:paragraph-rsid="00819125"/>
    </style:style>
    <style:style style:name="P69" style:family="paragraph" style:parent-style-name="Text_20_body">
      <style:text-properties officeooo:rsid="00881576" officeooo:paragraph-rsid="00881576"/>
    </style:style>
    <style:style style:name="P70" style:family="paragraph" style:parent-style-name="Text_20_body">
      <style:text-properties officeooo:rsid="00881576" officeooo:paragraph-rsid="008acd98"/>
    </style:style>
    <style:style style:name="P71" style:family="paragraph" style:parent-style-name="Text_20_body">
      <style:text-properties officeooo:rsid="008acd98" officeooo:paragraph-rsid="008acd98"/>
    </style:style>
    <style:style style:name="P72" style:family="paragraph" style:parent-style-name="Table_20_Contents">
      <style:text-properties officeooo:rsid="0068a247" officeooo:paragraph-rsid="0068a247"/>
    </style:style>
    <style:style style:name="P73" style:family="paragraph" style:parent-style-name="Table_20_Contents">
      <style:text-properties officeooo:rsid="0068a247" officeooo:paragraph-rsid="006db094"/>
    </style:style>
    <style:style style:name="P74" style:family="paragraph" style:parent-style-name="Table_20_Contents">
      <style:text-properties officeooo:rsid="0068a247" officeooo:paragraph-rsid="00819125"/>
    </style:style>
    <style:style style:name="P75" style:family="paragraph" style:parent-style-name="Table_20_Contents">
      <style:text-properties officeooo:rsid="0068a247" officeooo:paragraph-rsid="0083a10d"/>
    </style:style>
    <style:style style:name="P76" style:family="paragraph" style:parent-style-name="Table_20_Contents">
      <style:text-properties officeooo:rsid="0068d11a" officeooo:paragraph-rsid="0068d11a"/>
    </style:style>
    <style:style style:name="P77" style:family="paragraph" style:parent-style-name="Table_20_Contents">
      <style:text-properties officeooo:rsid="0068d11a" officeooo:paragraph-rsid="006db094"/>
    </style:style>
    <style:style style:name="P78" style:family="paragraph" style:parent-style-name="Table_20_Contents">
      <style:text-properties officeooo:rsid="0068d11a" officeooo:paragraph-rsid="00819125"/>
    </style:style>
    <style:style style:name="P79" style:family="paragraph" style:parent-style-name="Table_20_Contents">
      <style:text-properties officeooo:rsid="0068d11a" officeooo:paragraph-rsid="0083a10d"/>
    </style:style>
    <style:style style:name="P80" style:family="paragraph" style:parent-style-name="Table_20_Contents">
      <style:text-properties officeooo:paragraph-rsid="006db094"/>
    </style:style>
    <style:style style:name="P81" style:family="paragraph" style:parent-style-name="Table_20_Contents">
      <style:text-properties officeooo:rsid="006db094" officeooo:paragraph-rsid="006db094"/>
    </style:style>
    <style:style style:name="P82" style:family="paragraph" style:parent-style-name="Table_20_Contents">
      <style:text-properties officeooo:rsid="007abd4d" officeooo:paragraph-rsid="007abd4d"/>
    </style:style>
    <style:style style:name="P83" style:family="paragraph" style:parent-style-name="Table_20_Contents">
      <style:text-properties officeooo:paragraph-rsid="00819125"/>
    </style:style>
    <style:style style:name="P84" style:family="paragraph" style:parent-style-name="Table_20_Contents">
      <style:text-properties officeooo:rsid="00819125" officeooo:paragraph-rsid="00819125"/>
    </style:style>
    <style:style style:name="P85" style:family="paragraph" style:parent-style-name="Table_20_Contents">
      <style:text-properties officeooo:rsid="0083535b" officeooo:paragraph-rsid="0083535b"/>
    </style:style>
    <style:style style:name="P86" style:family="paragraph" style:parent-style-name="Table_20_Contents">
      <style:text-properties officeooo:paragraph-rsid="0083a10d"/>
    </style:style>
    <style:style style:name="P87" style:family="paragraph" style:parent-style-name="Table_20_Contents">
      <style:text-properties officeooo:rsid="0085030d" officeooo:paragraph-rsid="0085030d"/>
    </style:style>
    <style:style style:name="P88" style:family="paragraph" style:parent-style-name="Standard" style:list-style-name="L1"/>
    <style:style style:name="P89" style:family="paragraph" style:parent-style-name="Standard" style:list-style-name="L1">
      <style:text-properties officeooo:rsid="0057075a" officeooo:paragraph-rsid="0057075a"/>
    </style:style>
    <style:style style:name="P90" style:family="paragraph" style:parent-style-name="Standard" style:list-style-name="L2"/>
    <style:style style:name="P91" style:family="paragraph" style:parent-style-name="Standard" style:list-style-name="L3"/>
    <style:style style:name="P92" style:family="paragraph" style:parent-style-name="Standard" style:list-style-name="L4">
      <style:text-properties officeooo:rsid="006ed0a0" officeooo:paragraph-rsid="008cb02c"/>
    </style:style>
    <style:style style:name="P93" style:family="paragraph" style:parent-style-name="Standard" style:list-style-name="L4">
      <style:text-properties officeooo:rsid="0087b1d4" officeooo:paragraph-rsid="0087b1d4"/>
    </style:style>
    <style:style style:name="P94" style:family="paragraph" style:parent-style-name="Standard" style:list-style-name="L4">
      <style:text-properties officeooo:rsid="0076f5cb" officeooo:paragraph-rsid="0076f5cb"/>
    </style:style>
    <style:style style:name="P95" style:family="paragraph" style:parent-style-name="Text_20_body">
      <style:text-properties officeooo:rsid="008acd98" officeooo:paragraph-rsid="008b5f5a"/>
    </style:style>
    <style:style style:name="P96" style:family="paragraph" style:parent-style-name="Text_20_body">
      <style:text-properties officeooo:rsid="008cb02c" officeooo:paragraph-rsid="008cb02c"/>
    </style:style>
    <style:style style:name="P97" style:family="paragraph" style:parent-style-name="Heading_20_3">
      <style:text-properties officeooo:rsid="006db094" officeooo:paragraph-rsid="006f46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6db094" style:font-weight-asian="normal" style:font-weight-complex="normal"/>
    </style:style>
    <style:style style:name="T4" style:family="text">
      <style:text-properties fo:font-weight="normal" officeooo:rsid="006ed0a0" style:font-weight-asian="normal" style:font-weight-complex="normal"/>
    </style:style>
    <style:style style:name="T5" style:family="text">
      <style:text-properties style:font-name="Liberation Serif"/>
    </style:style>
    <style:style style:name="T6" style:family="text">
      <style:text-properties officeooo:rsid="001f2329"/>
    </style:style>
    <style:style style:name="T7" style:family="text">
      <style:text-properties officeooo:rsid="001f7a07"/>
    </style:style>
    <style:style style:name="T8" style:family="text">
      <style:text-properties officeooo:rsid="0021b910"/>
    </style:style>
    <style:style style:name="T9" style:family="text">
      <style:text-properties officeooo:rsid="00247623"/>
    </style:style>
    <style:style style:name="T10" style:family="text">
      <style:text-properties officeooo:rsid="002541a3"/>
    </style:style>
    <style:style style:name="T11" style:family="text">
      <style:text-properties officeooo:rsid="0031096d"/>
    </style:style>
    <style:style style:name="T12" style:family="text">
      <style:text-properties officeooo:rsid="00237f6f"/>
    </style:style>
    <style:style style:name="T13" style:family="text">
      <style:text-properties officeooo:rsid="0032c6b8"/>
    </style:style>
    <style:style style:name="T14" style:family="text">
      <style:text-properties officeooo:rsid="0044c704"/>
    </style:style>
    <style:style style:name="T15" style:family="text">
      <style:text-properties officeooo:rsid="004f1955"/>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T22" style:family="text">
      <style:text-properties officeooo:rsid="005e9121"/>
    </style:style>
    <style:style style:name="T23" style:family="text">
      <style:text-properties officeooo:rsid="005fdb5a"/>
    </style:style>
    <style:style style:name="T24" style:family="text">
      <style:text-properties officeooo:rsid="00611678"/>
    </style:style>
    <style:style style:name="T25" style:family="text">
      <style:text-properties officeooo:rsid="00613f9b"/>
    </style:style>
    <style:style style:name="T26" style:family="text">
      <style:text-properties officeooo:rsid="00643c04"/>
    </style:style>
    <style:style style:name="T27" style:family="text">
      <style:text-properties officeooo:rsid="00658bb9"/>
    </style:style>
    <style:style style:name="T28" style:family="text">
      <style:text-properties officeooo:rsid="0066bca1"/>
    </style:style>
    <style:style style:name="T29" style:family="text">
      <style:text-properties officeooo:rsid="006d5d2a"/>
    </style:style>
    <style:style style:name="T30" style:family="text">
      <style:text-properties officeooo:rsid="006da027"/>
    </style:style>
    <style:style style:name="T31" style:family="text">
      <style:text-properties officeooo:rsid="006db094"/>
    </style:style>
    <style:style style:name="T32" style:family="text">
      <style:text-properties officeooo:rsid="006ed0a0"/>
    </style:style>
    <style:style style:name="T33" style:family="text">
      <style:text-properties officeooo:rsid="006f929a"/>
    </style:style>
    <style:style style:name="T34" style:family="text">
      <style:text-properties officeooo:rsid="0072d227"/>
    </style:style>
    <style:style style:name="T35" style:family="text">
      <style:text-properties officeooo:rsid="0074bb6a"/>
    </style:style>
    <style:style style:name="T36" style:family="text">
      <style:text-properties officeooo:rsid="00770d48"/>
    </style:style>
    <style:style style:name="T37" style:family="text">
      <style:text-properties officeooo:rsid="007abd4d"/>
    </style:style>
    <style:style style:name="T38" style:family="text">
      <style:text-properties officeooo:rsid="0068a247"/>
    </style:style>
    <style:style style:name="T39" style:family="text">
      <style:text-properties officeooo:rsid="007c0f67"/>
    </style:style>
    <style:style style:name="T40" style:family="text">
      <style:text-properties officeooo:rsid="007de4c6"/>
    </style:style>
    <style:style style:name="T41" style:family="text">
      <style:text-properties officeooo:rsid="00816cef"/>
    </style:style>
    <style:style style:name="T42" style:family="text">
      <style:text-properties officeooo:rsid="00819125"/>
    </style:style>
    <style:style style:name="T43" style:family="text">
      <style:text-properties officeooo:rsid="0083535b"/>
    </style:style>
    <style:style style:name="T44" style:family="text">
      <style:text-properties officeooo:rsid="0085030d"/>
    </style:style>
    <style:style style:name="T45" style:family="text">
      <style:text-properties officeooo:rsid="00859b4a"/>
    </style:style>
    <style:style style:name="T46" style:family="text">
      <style:text-properties officeooo:rsid="0086699b"/>
    </style:style>
    <style:style style:name="T47" style:family="text">
      <style:text-properties officeooo:rsid="0089f1de"/>
    </style:style>
    <style:style style:name="T48" style:family="text">
      <style:text-properties officeooo:rsid="008acd98"/>
    </style:style>
    <style:style style:name="T49" style:family="text">
      <style:text-properties officeooo:rsid="008b5f5a"/>
    </style:style>
    <style:style style:name="T50" style:family="text">
      <style:text-properties officeooo:rsid="003757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29">Every project should have a project diary, to record all the little bits of info and the wrong turns I find along the way toward the final project.</text:p>
      <text:h text:style-name="Heading_20_3" text:outline-level="3">Summary</text:h>
      <text:p text:style-name="P27">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7"/>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6">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6"/>
      <text:p text:style-name="P6"><text:span text:style-name="T17">About once every 3 or 4 days </text:span>the <text:span text:style-name="T17">wheel turns</text:span> to reveal a new image of the moon. <text:a xlink:type="simple" xlink:href="http://stardate.org/nightsky/moon" text:style-name="Internet_20_link" text:visited-style-name="Visited_20_Internet_20_Link">http://stardate.org/nightsky/moon</text:a> gives a calendar of the moon, which is useful for <text:span text:style-name="T19">deciding</text:span> how many phases the design will support.</text:p>
      <text:p text:style-name="P6"/>
      <text:p text:style-name="P6"><text:span text:style-name="T6">The only reasonably-public phase of the moon site I've found so far is: </text:span><text:bookmark-start text:name="__DdeLink__890_544602363"/><text:span text:style-name="T6">HM Nautical Almanac Office: Miscellanea</text:span><text:bookmark text:name="top1"/><text:span text:style-name="T6">: Daily Rise/set and Twilight times for the British Isles, at</text:span></text:p>
      <text:p text:style-name="P6"><text:bookmark-start text:name="__DdeLink__824_1075308039"/><text:a xlink:type="simple" xlink:href="http://astro.ukho.gov.uk/nao/miscellanea/birs2.html" text:style-name="Internet_20_link" text:visited-style-name="Visited_20_Internet_20_Link">http://astro.ukho.gov.uk/nao/miscellanea/birs2.html</text:a><text:bookmark-end text:name="__DdeLink__890_544602363"/><text:bookmark-end text:name="__DdeLink__824_1075308039"/>. <text:s/><text:span text:style-name="T17">I've found many sites that give the percent of the moon that's illuminated, but that don't distinguish between waxing (moving toward the full moon) and waning (moving toward the new moon).</text:span></text:p>
      <text:p text:style-name="P6"/>
      <text:p text:style-name="P51">An alternative to reading the lunar phase would be to calculate it. Without a full calculation, you can do a simple calculation from the time of a recent full moon (29.530… days per lunation). <text:s/>But since we need to use a web site to get the current date and time, we might as well read the phase as well.</text:p>
      <text:p text:style-name="P6"/>
      <text:p text:style-name="P13"><text:span text:style-name="T12">Be sure to specify HTTP 1.0 in the request rather than HTTP 1.1. HTTP 1.0 prevents </text:span><text:bookmark-start text:name="__DdeLink__930_808629508"/><text:span text:style-name="T12">the server from using Transfer-encoding: chunked</text:span><text:bookmark-end text:name="__DdeLink__930_808629508"/><text:span text:style-name="T12">, which is difficult to decode by hand.</text:span></text:p>
      <text:p text:style-name="P13"/>
      <text:p text:style-name="P13"><text:a xlink:type="simple" xlink:href="http://playground.arduino.cc//Code/Webclient" text:style-name="Internet_20_link" text:visited-style-name="Visited_20_Internet_20_Link">http://playground.arduino.cc//Code/Webclient</text:a> is an example of getting the <text:span text:style-name="T13">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3666194266412098704" text:style-name="L1">
        <text:list-item>
          <text:p text:style-name="P88">Phase of the moon</text:p>
        </text:list-item>
        <text:list-item>
          <text:p text:style-name="P89">Weather (overcast, clear)</text:p>
        </text:list-item>
      </text:list>
      <text:p text:style-name="Standard"/>
      <text:p text:style-name="Standard">I've also thought about a sort of Prague Astronomical Clock or Astrolabe clock.</text:p>
      <text:p text:style-name="Standard"><text:soft-page-break/></text:p>
      <text:p text:style-name="Standard"><text:span text:style-name="T19">I d</text:span>ug a lot for a web site that prov<text:span text:style-name="T7">i</text:span>des current phase of the moon – not much luck. <text:span text:style-name="T19">Found a</text:span> lot of <text:span text:style-name="T19">lunar web sites</text:span> that <text:span text:style-name="T19">are</text:span> f<text:span text:style-name="T13">r</text:span>ee, <text:span text:style-name="T19">but </text:span>non-sourced <text:span text:style-name="T19">(no idea whether they're accurate)</text:span>. Found only the web page from the usno and a couple of books of formulae.</text:p>
      <text:p text:style-name="Standard"><text:a xlink:type="simple" xlink:href="http://aa.usno.navy.mil/rstt/onedaytable?year=2015&amp;month=1&amp;day=31&amp;state=OR&amp;place=North+Plains" text:style-name="Internet_20_link" text:visited-style-name="Visited_20_Internet_20_Link">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 text:style-name="Internet_20_link" text:visited-style-name="Visited_20_Internet_20_Link">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 text:style-name="Internet_20_link" text:visited-style-name="Visited_20_Internet_20_Link">http://www.usno.navy.mil/USNO/astronomical-applications/software-products</text:a> provides C code for various astronomical calculations.</text:p>
      <text:p text:style-name="Standard"/>
      <text:p text:style-name="Standard"><text:a xlink:type="simple" xlink:href="http://www.fourmilab.ch/moontoolw/" text:style-name="Internet_20_link" text:visited-style-name="Visited_20_Internet_20_Link">http://www.fourmilab.ch/moontoolw/</text:a> Moontool for Windows is an old, old public domain program.</text:p>
      <text:p text:style-name="Standard"><text:a xlink:type="simple" xlink:href="http://www.fourmilab.ch/homeplanet/" text:style-name="Internet_20_link" text:visited-style-name="Visited_20_Internet_20_Link">http://www.fourmilab.ch/homeplanet/</text:a> obsoletes Moontool. Also public domain.</text:p>
      <text:p text:style-name="Standard">Those calculate based on</text:p>
      <text:p text:style-name="Standard"><text:a xlink:type="simple" xlink:href="http://www.amazon.com/exec/obidos/ASIN/0943396611/fourmilabwwwfour" text:style-name="Internet_20_link" text:visited-style-name="Visited_20_Internet_20_Link">http://www.amazon.com/exec/obidos/ASIN/0943396611/fourmilabwwwfour</text:a></text:p>
      <text:p text:style-name="Standard"/>
      <text:p text:style-name="Standard"><text:a xlink:type="simple" xlink:href="http://www.programmableweb.com/category/all/apis?keyword=moon" text:style-name="Internet_20_link" text:visited-style-name="Visited_20_Internet_20_Link">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 text:style-name="Internet_20_link" text:visited-style-name="Visited_20_Internet_20_Link">http://stardate.org/nightsky/moon</text:a> gives a calendar of the moon, which is useful for designing how many phases the design will support.</text:p>
      <text:p text:style-name="Standard"/>
      <text:p text:style-name="Standard"><text:a xlink:type="simple" xlink:href="http://aa.usno.navy.mil/data/docs/MoonFraction.php" text:style-name="Internet_20_link" text:visited-style-name="Visited_20_Internet_20_Link">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3">so the lunar clock moves at the same time of the day.</text:span></text:p>
      <text:p text:style-name="Standard"><text:a xlink:type="simple" xlink:href="http://playground.arduino.cc/Code/NTPclient" text:style-name="Internet_20_link" text:visited-style-name="Visited_20_Internet_20_Link">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text:soft-page-break/></text:p>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7">(that last one is a very common solution).</text:span></text:p>
      <text:h text:style-name="Heading_20_3" text:outline-level="3">April 11, 2015: </text:h>
      <text:p text:style-name="Standard"><text:a xlink:type="simple" xlink:href="http://playground.arduino.cc//Code/Webclient" text:style-name="Internet_20_link" text:visited-style-name="Visited_20_Internet_20_Link">http://playground.arduino.cc//Code/Webclient</text:a> is an example of getting the time from a<text:span text:style-name="T7">ny</text:span> web server's <text:span text:style-name="T7">response header fields</text:span>. <text:span text:style-name="T7">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 text:style-name="Internet_20_link" text:visited-style-name="Visited_20_Internet_20_Link">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text:soft-page-break/>&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May 3, 2015 – found a better lunar phase link <text:span text:style-name="T7">(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69_375564903"/><text:bookmark-start text:name="__DdeLink__171_375564903"/>Apparent Disk of Solar System Object<text:bookmark-end text:name="__DdeLink__169_375564903"/><text:bookmark-end text:name="__DdeLink__171_375564903"/> US Naval Observatory page (<text:a xlink:type="simple" xlink:href="http://aa.usno.navy.mil/data/docs/diskmap.php" text:style-name="Internet_20_link" text:visited-style-name="Visited_20_Internet_20_Link">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 text:style-name="Internet_20_link" text:visited-style-name="Visited_20_Internet_20_Link">http://aa.usno.navy.mil/imagery/disk?</text:a><text:a xlink:type="simple" xlink:href="http://aa.usno.navy.mil/imagery/disk?body=moon&amp;year=2015&amp;month=5&amp;day=4&amp;hour=00&amp;minute=22" text:style-name="Internet_20_link" text:visited-style-name="Visited_20_Internet_20_Link">body=moon&amp;year=2015&amp;month=5&amp;day=4&amp;hour=00&amp;minute=22</text:a> </text:p>
      <text:p text:style-name="P1"/>
      <text:p text:style-name="P1"><text:soft-page-break/>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text:soft-page-break/></text:p>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7">(the url is listed later, and in this document's Summary)</text:span>.</text:p>
      <text:h text:style-name="Heading_20_3" text:outline-level="3">July 26, 2015 – client.find() fails <text:span text:style-name="T39">(accidentally down-rev'ed Arduino IDE)</text:span></text:h>
      <text:p text:style-name="Standard">I've upgraded to Ubuntu 14.04 and probably upped the version of Arduino IDE. (later I found I 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7">that seems to support TCP and UDP (vs. just TCP), and sounds simpler than the CC3000 interface</text:span>. So I bought one, soldered the headers on it, and tried out the main demo example <text:span text:style-name="T7">on an Arduino Uno.</text:span></text:p>
      <text:p text:style-name="Standard"/>
      <text:p text:style-name="Standard">Problems:</text:p>
      <text:list xml:id="list5002222935853174308" text:style-name="L2">
        <text:list-item>
          <text:p text:style-name="P90">The git repo of the library isn't setup for the version of Arduino IDE I have. <text:s/>I had to copy everything from the src folder to the main folder of the library in order to have the demo app find the header files.</text:p>
        </text:list-item>
        <text:list-item>
          <text:p text:style-name="P90">The F() macro causes a compiler error. <text:s/>Avoided it by #define F(x) x</text:p>
        </text:list-item>
        <text:list-item>
          <text:p text:style-name="P90">When the board was pressed tight against the Arduino, the comm with the board failed. <text:s/>Pulling the board out a touch seemed to fix that problem.</text:p>
        </text:list-item>
        <text:list-item>
          <text:p text:style-name="P90">The board successfully connected to my Wifi hotspot, but printed garbage for the contents of <text:a xlink:type="simple" xlink:href="http://example.com/" text:style-name="Internet_20_link" text:visited-style-name="Visited_20_Internet_20_Link">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August 9, 2015 – got Sparkfun ESP8266 wifi shield working on Uno</text:h>
      <text:p text:style-name="Standard">Uninstalled Arduino; installed from arduino.cc, 64-bit 1.6.5. <text:s/>To install from Arduino.cc <text:span text:style-name="T39">on Ubuntu</text:span>:</text:p>
      <text:list xml:id="list3712277746433179257" text:style-name="L3">
        <text:list-item>
          <text:p text:style-name="P91">Install prerequisites (which installing some other Arduino version will do)</text:p>
        </text:list-item>
        <text:list-item>
          <text:p text:style-name="P91">Download</text:p>
        </text:list-item>
        <text:list-item>
          <text:p text:style-name="P91">Unpack</text:p>
        </text:list-item>
        <text:list-item>
          <text:p text:style-name="P91">Move the unpacked folder to home (~)</text:p>
        </text:list-item>
        <text:list-item>
          <text:p text:style-name="P91">from a terminal, cd to the unpacked arduino folder, sh -x install.sh</text:p>
        </text:list-item>
        <text:list-item>
          <text:p text:style-name="P91">copy your old sketchbook contents (including libraries) to the newly-created ~/Arduino folder.</text:p>
        </text:list-item>
        <text:list-item>
          <text:p text:style-name="P91">On the desktop, right-click on the desktop Arduino file and select Properties</text:p>
        </text:list-item>
        <text:list-item>
          <text:p text:style-name="P91"><text:soft-page-break/>Click the Permissions tab</text:p>
        </text:list-item>
        <text:list-item>
          <text:p text:style-name="P91">Check the box marked Allow executing file as program</text:p>
        </text:list-item>
        <text:list-item>
          <text:p text:style-name="P91">click OK</text:p>
        </text:list-item>
        <text:list-item>
          <text:p text:style-name="P91">The desktop file should now show the Arduino IDE icon</text:p>
        </text:list-item>
        <text:list-item>
          <text:p text:style-name="P91">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 text:style-name="Internet_20_link" text:visited-style-name="Visited_20_Internet_20_Link">http://electronics.stackexchange.com/questions/59259/softwareserial-on-arduino-mega</text:a> explains that Arduino Mega doesn't support serial I/O on pins 8 and 9:</text:p>
      <text:p text:style-name="Text_20_body"><text:span text:style-name="T5">“In Arduino version 1 and above, SoftSerial was replaced with </text:span><text:a xlink:type="simple" xlink:href="http://arduiniana.org/libraries/newsoftserial/" text:style-name="Internet_20_link" text:visited-style-name="Visited_20_Internet_20_Link"><text:span text:style-name="T5">NewSoftSerial</text:span></text:a><text:span text:style-name="T5">. This uses interrupts and timers, and is far more efficient. This limits the pins that it can work on though to ones that have pin change interrupts.”</text:span></text:p>
      <text:p text:style-name="Text_20_body"><text:span text:style-name="T5">Mega supports software serial on pins </text:span><text:span text:style-name="Source_20_Text"><text:span text:style-name="T5">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5">Note: Mega has 4 hardware Uarts: </text:span></text:span><text:span text:style-name="T5">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text:soft-page-break/>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 text:style-name="Internet_20_link" text:visited-style-name="Visited_20_Internet_20_Link">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7">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text:soft-page-break/>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text:soft-page-break/>&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 text:style-name="Internet_20_link" text:visited-style-name="Visited_20_Internet_20_Link">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10">working on reading the moon phase page</text:span></text:h>
      <text:p text:style-name="P7">I finished <text:span text:style-name="T8">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 text:style-name="Internet_20_link" text:visited-style-name="Visited_20_Internet_20_Link">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 text:style-name="Internet_20_link" text:visited-style-name="Visited_20_Internet_20_Link">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text:soft-page-break/></text:p>
      <text:p text:style-name="P9">Noticed that I still see the 0,CLOSED command at the end, which suggests that the detection of that command is failing. <text:s/><text:span text:style-name="T9">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1">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text:soft-page-break/>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 text:style-name="Internet_20_link" text:visited-style-name="Visited_20_Internet_20_Lin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60">Changed LunarClock code to get WiFi SSID and Password from EEPROM. <text:s/><text:span text:style-name="T21">Committed</text:span> that change.</text:p>
      <text:p text:style-name="P6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text:span text:style-name="T39">my wifi hotspot</text:span>,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4">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text:soft-page-break/>October 16, 2015 – <text:span text:style-name="T39">Found a couple non-soldered pins</text:span></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8">In writing the Bill of Materials, I found the stepper motor I'm currently using, an old Jameco 30BYJ02AH unipolar stepper motor, is no longer carried by Jameco (or anyone else I can find).</text:p>
      <text:p text:style-name="P28"/>
      <text:p text:style-name="P23">In looking for a replacement for the no-longer-carried stepper motor, remembered that there's a Stepper arduino library. <text:s/>Put in code to use that <text:span text:style-name="T21">instead of the hand-written code I had been using</text:span>. <text:s/><text:span text:style-name="T15">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
      <text:p text:style-name="P30">Built the start of the state machine that will run the real Lunar Clock – whee!</text:p>
      <text:h text:style-name="Heading_20_2" text:outline-level="2">October 20, 2015 – Exploring laser cutting</text:h>
      <text:p text:style-name="P31">Signed up for <text:a xlink:type="simple" xlink:href="https://www.ponoko.com/" text:style-name="Internet_20_link" text:visited-style-name="Visited_20_Internet_20_Link">https://www.ponoko.com/</text:a> and read up on what sorts of laser cutting they offer. Thought I'd start out with 1/8” (0.125”) MDF in a 15”x15” piece. <text:s/>Downloaded their Inkscape templates for MDF.</text:p>
      <text:p text:style-name="P31"/>
      <text:p text:style-name="P31">Downloaded Inkscape (<text:a xlink:type="simple" xlink:href="https://inkscape.org/" text:style-name="Internet_20_link" text:visited-style-name="Visited_20_Internet_20_Link">https://inkscape.org/</text:a>) as the Open Source tool I plan to use to create the Laser <text:soft-page-break/>Cutting diagrams.</text:p>
      <text:p text:style-name="P31"/>
      <text:p text:style-name="P32">Hole placement for the lunar disk: The 5mm-bore set screw hub I'm using has holes 0.5445” apart horizontally or vertically. <text:s/>Further, the screw clearances page, <text:a xlink:type="simple" xlink:href="http://www.phy.mtu.edu/~suits/misc/tapsizes.html" text:style-name="Internet_20_link" text:visited-style-name="Visited_20_Internet_20_Link">http://www.phy.mtu.edu/~suits/misc/tapsizes.html</text:a>, lists a “free fit” hole for a 6-32 screw as being 0.1495” in diameter. <text:s/>So I think I want to place the <text:span text:style-name="T22">4 </text:span>holes at 0.272” (0.5445” / 2) from center in x and y, and 0.1495” diameter. <text:s/><text:span text:style-name="T23">The center of a 15.1” square sheet is 7.550”, 7.550”. Inkscape works in 1,000ths of an inch, so I think the 4 holes should be:</text:span></text:p>
      <text:p text:style-name="P33">0.149” in diameter, centered at</text:p>
      <text:p text:style-name="P33">7.278, 7.278</text:p>
      <text:p text:style-name="P33">7.278, 7.822</text:p>
      <text:p text:style-name="P33">7.822, 7.822</text:p>
      <text:p text:style-name="P33">7.822, 7.278</text:p>
      <text:p text:style-name="P33"/>
      <text:p text:style-name="P32"/>
      <text:p text:style-name="P33">After a bit of stumbling around in Inkscape (I've never used it before) I created 4 holes which I think are at the right locations and size, and the proper color to indicate cuts (vs. engraving). <text:s/><text:span text:style-name="T24">I next tried to add a cross (two intersecting lines) at the center, and was completely stumped. <text:s/>Drawing a horizontal line in Inkscape seems tricky.</text:span></text:p>
      <text:h text:style-name="Heading_20_2" text:outline-level="2">October 23, 2015 – first Ponoko quote</text:h>
      <text:p text:style-name="P62">I'm so excited! <text:s/>I learned how to draw horizontal, vertical, etc., lines in Inkscape. I was using the wrong tool; the one I need is the pen (“draw Bezier curves and straight lines”) with the control key held down to constrain the line to angles <text:span text:style-name="T25">that are multiples </text:span>of 15 degrees.</text:p>
      <text:p text:style-name="P62">With that new-found knowledge and a bit of time, I created an Inkscape file that had 12 lunar disks and a slot for the photo-interrupter. <text:s/>I successfully uploaded it to Ponoko and got a quote for that design on 1/8”, 15” square MDF: $14 – not a bad start.</text:p>
      <text:p text:style-name="P62">On printing out the design and looking at it a bit, I've decided that 12 lunar disks on one wheel results in disks that are too small. </text:p>
      <text:h text:style-name="Heading_20_2" text:outline-level="2">October 24, 2015 – <text:span text:style-name="T39">Sent</text:span> Wheel to Ponoko; <text:span text:style-name="T39">photo-interrupter</text:span></text:h>
      <text:p text:style-name="Standard">Created another lunar wheel, with just 8 disks – not a lot of lunar images, but a good size. <text:s/>Maybe I'll explore doing one of 10 images sometime.</text:p>
      <text:p text:style-name="Standard"/>
      <text:p text:style-name="Standard">I added the crescent moon edges, to guide painting. <text:s/>Decided to show crescents and gibbous moons that are <text:span text:style-name="T26">½ way between the quarters, half, and new moons. <text:s/>Calculated the visible fraction at that point: r * cos(45 degrees). <text:s/>Added an outline of our dog, to use as a model for the dog I want in the image.</text:span></text:p>
      <text:p text:style-name="Standard"/>
      <text:p text:style-name="P34">A while back I read a Ponoko blog on “Scale Fail” <text:a xlink:type="simple" xlink:href="http://blog.ponoko.com/2009/08/19/avoid-scale-fail-with-free-prototyping/" text:style-name="Internet_20_link" text:visited-style-name="Visited_20_Internet_20_Link">http://blog.ponoko.com/2009/08/19/avoid-scale-fail-with-free-prototyping/</text:a>. <text:s/>It's all about taking advantage of cheap prototypes before committing to a spendy print. <text:s/>Proto 1 = paper (print it to scale on your home paper printer); Proto 2 = cardboard: cardboard is cheap and can be cut using the pattern; Proto 3 is the real thing.<text:span text:style-name="T28">'</text:span></text:p>
      <text:p text:style-name="P34"/>
      <text:p text:style-name="P35">Printing in paper, I found I'd reversed a couple of the lunar images – that would have <text:span text:style-name="T36">wasted one purchase of an MDF cut from Ponoko.</text:span></text:p>
      <text:p text:style-name="P34"/>
      <text:p text:style-name="P34"><text:soft-page-break/>The Sparkfun opto-interrupter <text:span text:style-name="T27">and breakout board </text:span>has arrived, <text:span text:style-name="T28">and I soldered it up. <text:s/>With very little difficulty I got it working great. <text:s/>Decided to avoid noise at the edges of the slot by insisting on first seeing a few steps with the opto-interrupter reporting darkness, then searching for the first occurrence of light. <text:s/>That way if the Sketch starts with the wheel at the start of the slot or in the middle of the slot, it should find the start of the slot easily.</text:span></text:p>
      <text:h text:style-name="Heading_20_3" text:outline-level="3">October 26, 2015 – Checking out the Adafruit stepper motors.</text:h>
      <text:p text:style-name="P36">The two Adafruit stepper motors arrived today. <text:s/>One is a 12V motor; the other is a 5V motor.</text:p>
      <text:p text:style-name="P36"/>
      <text:p text:style-name="P42">The manufacturer's datasheet for the 12V motor is at <text:a xlink:type="simple" xlink:href="http://www.sensors.co.nz/datasheet/28BYJ-48%20Stepper%20Motor.pdf" text:style-name="Internet_20_link" text:visited-style-name="Visited_20_Internet_20_Link">http://www.sensors.co.nz/datasheet/28BYJ-48%20Stepper%20Motor.pdf</text:a> <text:span text:style-name="T29">(oops – that's the 5V datasheet. <text:s/>I can't seem to find a 12V datasheet)</text:span></text:p>
      <text:p text:style-name="P36"/>
      <text:p text:style-name="P36">Starting with the 28BYJ-48 12V DC unipolar stepper motor, <text:a xlink:type="simple" xlink:href="http://www.adafruit.com/products/918" text:style-name="Internet_20_link" text:visited-style-name="Visited_20_Internet_20_Link">http://www.adafruit.com/products/918</text:a>, I measured the resistance of the pins to determine which is the common pin, to double-check the datasheet, and to practice finding the interface to a stepper motor that has no datasheet.</text:p>
      <text:p text:style-name="P36"/>
      <table:table table:name="Table1" table:style-name="Table1">
        <table:table-column table:style-name="Table1.A" table:number-columns-repeated="5"/>
        <table:table-column table:style-name="Table1.F"/>
        <table:table-row>
          <table:table-cell table:style-name="Table1.A1" office:value-type="string">
            <text:p text:style-name="P38">28BYJ-48 12V</text:p>
          </table:table-cell>
          <table:table-cell table:style-name="Table1.A1" office:value-type="string">
            <text:p text:style-name="P72">Blue</text:p>
          </table:table-cell>
          <table:table-cell table:style-name="Table1.A1" office:value-type="string">
            <text:p text:style-name="P72">Pink</text:p>
          </table:table-cell>
          <table:table-cell table:style-name="Table1.A1" office:value-type="string">
            <text:p text:style-name="P72">Yellow</text:p>
          </table:table-cell>
          <table:table-cell table:style-name="Table1.A1" office:value-type="string">
            <text:p text:style-name="P72">Orange</text:p>
          </table:table-cell>
          <table:table-cell table:style-name="Table1.F1" office:value-type="string">
            <text:p text:style-name="P72">Red</text:p>
          </table:table-cell>
        </table:table-row>
        <table:table-row>
          <table:table-cell table:style-name="Table1.A2" office:value-type="string">
            <text:p text:style-name="P72">Blue</text:p>
          </table:table-cell>
          <table:table-cell table:style-name="Table1.A2" office:value-type="string">
            <text:p text:style-name="Table_20_Contents">-</text:p>
          </table:table-cell>
          <table:table-cell table:style-name="Table1.A2" office:value-type="string">
            <text:p text:style-name="P76">161 ohm</text:p>
          </table:table-cell>
          <table:table-cell table:style-name="Table1.A2" office:value-type="string">
            <text:p text:style-name="P76">160</text:p>
          </table:table-cell>
          <table:table-cell table:style-name="Table1.A2" office:value-type="string">
            <text:p text:style-name="P76">162</text:p>
          </table:table-cell>
          <table:table-cell table:style-name="Table1.F2" office:value-type="string">
            <text:p text:style-name="P76">80</text:p>
          </table:table-cell>
        </table:table-row>
        <table:table-row>
          <table:table-cell table:style-name="Table1.A2" office:value-type="string">
            <text:p text:style-name="P72">Pink</text:p>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6">160</text:p>
          </table:table-cell>
          <table:table-cell table:style-name="Table1.A2" office:value-type="string">
            <text:p text:style-name="P76">161</text:p>
          </table:table-cell>
          <table:table-cell table:style-name="Table1.F2" office:value-type="string">
            <text:p text:style-name="P76">81</text:p>
          </table:table-cell>
        </table:table-row>
        <table:table-row>
          <table:table-cell table:style-name="Table1.A2" office:value-type="string">
            <text:p text:style-name="P72">Yello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A2" office:value-type="string">
            <text:p text:style-name="P76">160</text:p>
          </table:table-cell>
          <table:table-cell table:style-name="Table1.F2" office:value-type="string">
            <text:p text:style-name="P76">80</text:p>
          </table:table-cell>
        </table:table-row>
        <table:table-row>
          <table:table-cell table:style-name="Table1.A2" office:value-type="string">
            <text:p text:style-name="P72">Orang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text:p>
          </table:table-cell>
          <table:table-cell table:style-name="Table1.F2" office:value-type="string">
            <text:p text:style-name="P76">81</text:p>
          </table:table-cell>
        </table:table-row>
        <table:table-row>
          <table:table-cell table:style-name="Table1.A2" office:value-type="string">
            <text:p text:style-name="P72">Re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F2" office:value-type="string">
            <text:p text:style-name="Table_20_Contents">-</text:p>
          </table:table-cell>
        </table:table-row>
      </table:table>
      <text:p text:style-name="P36"/>
      <text:p text:style-name="P39">In a Unipolar (one-way voltage) stepper motor, 4 pins will have about the same resistance among any pair, and one pin (the common pin) will have about ½ that resistance between it and each of the other pins. <text:s text:c="2"/>Reassuringly, that's what we see here.</text:p>
      <text:p text:style-name="P39">So <text:span text:style-name="T1">the Red pin is the common pin</text:span>, just like the datasheet says.</text:p>
      <text:p text:style-name="P39"/>
      <text:p text:style-name="P39">Now let's calculate <text:span text:style-name="T2">current</text:span>: <text:s/>V <text:s/>= I*R, so V/R = I.</text:p>
      <text:p text:style-name="P39">It's rated at <text:span text:style-name="T2">12V</text:span> so 12/80 = 0.15A, or <text:span text:style-name="T2">150mA</text:span>. <text:span text:style-name="T31">Normally 2 pins are energized at a time, so the current is double that, or </text:span><text:span text:style-name="T3">300mA</text:span><text:span text:style-name="T31">.</text:span></text:p>
      <text:p text:style-name="P39">Our Arduino power supply outputs nominally <text:span text:style-name="T2">9V</text:span>, so 9/80 = .112A, or <text:span text:style-name="T2">112mA. </text:span><text:span text:style-name="T3">Double that = 224mA</text:span></text:p>
      <text:p text:style-name="P39">The Arduino has a regulated <text:span text:style-name="T2">5V</text:span> supply, so 5/80 = .062A or <text:span text:style-name="T2">62mA. </text:span><text:span text:style-name="T3">Double that = 124mA.</text:span></text:p>
      <text:p text:style-name="P40">Note: online discussions suggest the max 5V current will be under 500mA, so we probably want to power from the 9V Vin instead of the regulated 5V.</text:p>
      <text:p text:style-name="P40"/>
      <text:p text:style-name="P51">Summarizing the <text:s/><text:span text:style-name="T38">28BYJ-48 12V</text:span></text:p>
      <table:table table:name="Table3" table:style-name="Table3">
        <table:table-column table:style-name="Table3.A"/>
        <table:table-column table:style-name="Table3.B"/>
        <table:table-row>
          <table:table-cell table:style-name="Table3.A1" office:value-type="string">
            <text:p text:style-name="P82">Voltage</text:p>
          </table:table-cell>
          <table:table-cell table:style-name="Table3.B1" office:value-type="string">
            <text:p text:style-name="P82">Current</text:p>
          </table:table-cell>
        </table:table-row>
        <table:table-row>
          <table:table-cell table:style-name="Table3.A2" office:value-type="string">
            <text:p text:style-name="P82">12V</text:p>
          </table:table-cell>
          <table:table-cell table:style-name="Table3.B2" office:value-type="string">
            <text:p text:style-name="P82">300mA</text:p>
          </table:table-cell>
        </table:table-row>
        <table:table-row>
          <table:table-cell table:style-name="Table3.A2" office:value-type="string">
            <text:p text:style-name="P82">9V</text:p>
          </table:table-cell>
          <table:table-cell table:style-name="Table3.B2" office:value-type="string">
            <text:p text:style-name="P82">224mA</text:p>
          </table:table-cell>
        </table:table-row>
        <table:table-row>
          <table:table-cell table:style-name="Table3.A2" office:value-type="string">
            <text:p text:style-name="P82">5V</text:p>
          </table:table-cell>
          <table:table-cell table:style-name="Table3.B2" office:value-type="string">
            <text:p text:style-name="P82">124mA</text:p>
          </table:table-cell>
        </table:table-row>
      </table:table>
      <text:p text:style-name="P51"/>
      <text:p text:style-name="P40"/>
      <text:p text:style-name="P40">Order of pin activation: The datasheet doesn't actually say, <text:span text:style-name="T31">but</text:span> we can quickly <text:span text:style-name="T31">and harmlessly </text:span><text:soft-page-break/>experiment with the order. <text:s/>4 pins taken in any order would produce 4 factorial (4!), which is 4 * 3 * 2 * 1. <text:s/>Fortunately, because the pins run in a cycle, we can pick any one pin and start the cycle with that one. That leaves only 3! combinations, or 3 * 2 * 1 = 6 combinations. <text:s/>Testing a combination is just a matter of initializing the Stepper object in the Sketch with that combination. <text:s/>One of the 6 sequences should produce strong clockwise motion, the reverse of that sequence should produce strong counter-clockwise (anticlockwise) motion, and the other four should produce weak motion if any motion at all. <text:s/>You can test strong vs. weak by holding the turning wheel back a bit to feel how much it resists. <text:s/><text:span text:style-name="T30">Also a good step sequence should be quieter than the bad ones.</text:span></text:p>
      <text:p text:style-name="P40"/>
      <text:p text:style-name="P41">Oops! <text:s/>Before testing rotation, I need to put in the steps per revolution and the speed in RPMs – running the motor too fast will make it not rotate properly. <text:s/><text:span text:style-name="T30">Set it to the Adafruit recommendation of 513 steps per revolution and 5 RPMs.</text:span></text:p>
      <text:p text:style-name="P41"/>
      <text:p text:style-name="P43">The results:</text:p>
      <text:p text:style-name="P44">Stepper stepper(STEPS_PER_REVOLUTION,</text:p>
      <text:p text:style-name="P44"><text:s text:c="4"/>//PIN_STEP_BLUE, PIN_STEP_YELLOW, PIN_STEP_PINK, PIN_STEP_ORANGE); <text:s text:c="3"/>// weak clockwise, noisy</text:p>
      <text:p text:style-name="P44"><text:s text:c="4"/>//PIN_STEP_BLUE, PIN_STEP_YELLOW, PIN_STEP_ORANGE, PIN_STEP_PINK); <text:s text:c="3"/>// weak clockwise, noisy</text:p>
      <text:p text:style-name="P44"><text:s text:c="4"/>PIN_STEP_BLUE, PIN_STEP_PINK, PIN_STEP_YELLOW, PIN_STEP_ORANGE); <text:s/>// strong clockwise, quiet</text:p>
      <text:p text:style-name="P44"><text:s text:c="4"/>//PIN_STEP_BLUE, PIN_STEP_PINK, PIN_STEP_ORANGE, PIN_STEP_YELLOW); <text:s/>// strong counterclockwise</text:p>
      <text:p text:style-name="P44"><text:s text:c="4"/>//PIN_STEP_BLUE, PIN_STEP_ORANGE, PIN_STEP_YELLOW, PIN_STEP_PINK); <text:s/>// weak CCW, noisy</text:p>
      <text:p text:style-name="P44"><text:s text:c="4"/>//PIN_STEP_BLUE, PIN_STEP_ORANGE, PIN_STEP_PINK, PIN_STEP_YELLOW); <text:s/>// weak CCW, noisy</text:p>
      <text:p text:style-name="P43">So blue, pink, yellow, orange is the winner. <text:s/>Remember that the Stepper library <text:span text:style-name="T35">energizes pins</text:span> in a different order than the order of pins in the Stepper() constructor here.</text:p>
      <text:p text:style-name="P43"/>
      <text:p text:style-name="P43">I noticed the motor getting a lot warmer than the old, obsolete one did. <text:span text:style-name="T32">For comparison, my obsolete motor has a common-to-pin resistance of 193 ohms. At 9V the current is 9/193 = 46mA; double that = </text:span><text:span text:style-name="T4">92mA</text:span><text:span text:style-name="T32">. <text:s/>In contrast, this motor at 9V consumes 224mA = about 2.5 times more current than my old motor.</text:span></text:p>
      <text:h text:style-name="Heading_20_3" text:outline-level="3">October 27, 2015 – The 5V motor</text:h>
      <text:p text:style-name="P37"/>
      <text:p text:style-name="P45">Looking at the Adafruit 28BYJ-48 5V version.</text:p>
      <table:table table:name="Table2" table:style-name="Table2">
        <table:table-column table:style-name="Table2.A" table:number-columns-repeated="5"/>
        <table:table-column table:style-name="Table2.F"/>
        <table:table-row>
          <table:table-cell table:style-name="Table2.A1" office:value-type="string">
            <text:p text:style-name="P46">28BYJ-48 5V</text:p>
          </table:table-cell>
          <table:table-cell table:style-name="Table2.A1" office:value-type="string">
            <text:p text:style-name="P73">Blue</text:p>
          </table:table-cell>
          <table:table-cell table:style-name="Table2.A1" office:value-type="string">
            <text:p text:style-name="P73">Pink</text:p>
          </table:table-cell>
          <table:table-cell table:style-name="Table2.A1" office:value-type="string">
            <text:p text:style-name="P73">Yellow</text:p>
          </table:table-cell>
          <table:table-cell table:style-name="Table2.A1" office:value-type="string">
            <text:p text:style-name="P73">Orange</text:p>
          </table:table-cell>
          <table:table-cell table:style-name="Table2.F1" office:value-type="string">
            <text:p text:style-name="P73">Red</text:p>
          </table:table-cell>
        </table:table-row>
        <table:table-row>
          <table:table-cell table:style-name="Table2.A2" office:value-type="string">
            <text:p text:style-name="P73">Blue</text:p>
          </table:table-cell>
          <table:table-cell table:style-name="Table2.A2" office:value-type="string">
            <text:p text:style-name="P80">-</text:p>
          </table:table-cell>
          <table:table-cell table:style-name="Table2.A2" office:value-type="string">
            <text:p text:style-name="P77"><text:span text:style-name="T31">50</text:span> ohm</text:p>
          </table:table-cell>
          <table:table-cell table:style-name="Table2.A2" office:value-type="string">
            <text:p text:style-name="P81">50</text:p>
          </table:table-cell>
          <table:table-cell table:style-name="Table2.A2" office:value-type="string">
            <text:p text:style-name="P81">51</text:p>
          </table:table-cell>
          <table:table-cell table:style-name="Table2.F2" office:value-type="string">
            <text:p text:style-name="P81">25</text:p>
          </table:table-cell>
        </table:table-row>
        <table:table-row>
          <table:table-cell table:style-name="Table2.A2" office:value-type="string">
            <text:p text:style-name="P73">Pink</text:p>
          </table:table-cell>
          <table:table-cell table:style-name="Table2.A2" office:value-type="string">
            <text:p text:style-name="P80"/>
          </table:table-cell>
          <table:table-cell table:style-name="Table2.A2" office:value-type="string">
            <text:p text:style-name="P80">-</text:p>
          </table:table-cell>
          <table:table-cell table:style-name="Table2.A2" office:value-type="string">
            <text:p text:style-name="P81">50</text:p>
          </table:table-cell>
          <table:table-cell table:style-name="Table2.A2" office:value-type="string">
            <text:p text:style-name="P81">51</text:p>
          </table:table-cell>
          <table:table-cell table:style-name="Table2.F2" office:value-type="string">
            <text:p text:style-name="P81">25</text:p>
          </table:table-cell>
        </table:table-row>
        <table:table-row>
          <table:table-cell table:style-name="Table2.A2" office:value-type="string">
            <text:p text:style-name="P73">Yellow</text:p>
          </table:table-cell>
          <table:table-cell table:style-name="Table2.A2" office:value-type="string">
            <text:p text:style-name="P80"/>
          </table:table-cell>
          <table:table-cell table:style-name="Table2.A2" office:value-type="string">
            <text:p text:style-name="P80"/>
          </table:table-cell>
          <table:table-cell table:style-name="Table2.A2" office:value-type="string">
            <text:p text:style-name="P80">-</text:p>
          </table:table-cell>
          <table:table-cell table:style-name="Table2.A2" office:value-type="string">
            <text:p text:style-name="P81">50</text:p>
          </table:table-cell>
          <table:table-cell table:style-name="Table2.F2" office:value-type="string">
            <text:p text:style-name="P81">25</text:p>
          </table:table-cell>
        </table:table-row>
        <table:table-row>
          <table:table-cell table:style-name="Table2.A2" office:value-type="string">
            <text:p text:style-name="P73">Orange</text:p>
          </table:table-cell>
          <table:table-cell table:style-name="Table2.A2" office:value-type="string">
            <text:p text:style-name="P80"/>
          </table:table-cell>
          <table:table-cell table:style-name="Table2.A2" office:value-type="string">
            <text:p text:style-name="P80"/>
          </table:table-cell>
          <table:table-cell table:style-name="Table2.A2" office:value-type="string">
            <text:p text:style-name="P80"/>
          </table:table-cell>
          <table:table-cell table:style-name="Table2.A2" office:value-type="string">
            <text:p text:style-name="P80">-</text:p>
          </table:table-cell>
          <table:table-cell table:style-name="Table2.F2" office:value-type="string">
            <text:p text:style-name="P81">25</text:p>
          </table:table-cell>
        </table:table-row>
        <table:table-row>
          <table:table-cell table:style-name="Table2.A2" office:value-type="string">
            <text:p text:style-name="P73">Red</text:p>
          </table:table-cell>
          <table:table-cell table:style-name="Table2.A2" office:value-type="string">
            <text:p text:style-name="P80"/>
          </table:table-cell>
          <table:table-cell table:style-name="Table2.A2" office:value-type="string">
            <text:p text:style-name="P80"/>
          </table:table-cell>
          <table:table-cell table:style-name="Table2.A2" office:value-type="string">
            <text:p text:style-name="P80"/>
          </table:table-cell>
          <table:table-cell table:style-name="Table2.A2" office:value-type="string">
            <text:p text:style-name="P80"/>
          </table:table-cell>
          <table:table-cell table:style-name="Table2.F2" office:value-type="string">
            <text:p text:style-name="P80">-</text:p>
          </table:table-cell>
        </table:table-row>
      </table:table>
      <text:p text:style-name="P45">Once again, <text:span text:style-name="T1">the Red pin is the common</text:span>.</text:p>
      <text:p text:style-name="P45"/>
      <text:p text:style-name="P45"><text:span text:style-name="T1">Current</text:span>: It's rated at 5V, so 5/25 = 0.200A or 200mA. <text:s/>Since the stepper library runs two pins at once all the time, the current will be 2 * 200mA, or <text:span text:style-name="T1">400mA</text:span>. <text:s/>That's way too much <text:span text:style-name="T32">for an Arduino</text:span>, so this motor is consigned to the parts cabinet <text:span text:style-name="T32">to await another project.</text:span></text:p>
      <text:p text:style-name="P45"/>
      <text:p text:style-name="P49">Turning back to the 12V motor, I'm having a lot of trouble finding a datasheet for it. Lots of places offer that part number motor in 12V, but the datasheets vary a lot – one even shows the 5 wires in the mechanical diagram, but shows only 4 in the electrical diagram. <text:s/>One seems reasonable: <text:soft-page-break/><text:a xlink:type="simple" xlink:href="http://www.emartee.com/product/41757/" text:style-name="Internet_20_link" text:visited-style-name="Visited_20_Internet_20_Link">http://www.emartee.com/product/41757/</text:a>, but it lists the resistance as 200ohms +/-7%, which is a long way from 160ohms. <text:s/>That suggests that <text:span text:style-name="T1">I should re-measure the resistance of each motor I use.</text:span></text:p>
      <text:p text:style-name="P49"/>
      <text:p text:style-name="P49">I'm leaning away from using the Arduino Stepper library because 1) it doesn't do half steps, and half steps on my old motor produced much higher torque 2) it leaves the motor energized at the end, meaning that my circuit would be burning 124mA constantly to keep the wheel from turning. <text:s/>The unenergized motor seems to have enough torque to prevent the balanced lunar wheel from slipping.</text:p>
      <text:h text:style-name="P97" text:outline-level="3">October 28, 2015 – Integrating the 12V motor</text:h>
      <text:p text:style-name="P67">I need to find the steps per revolution. <text:s/>The emartee datasheet above gives a stride (step) angle of 5.625 degrees / 64 (it has a 1/64 gear ratio). <text:s text:c="2"/>So the steps per revolution is 360 / (5.625 / 64) = 4096.</text:p>
      <text:p text:style-name="P67">Using stepper(4096, pin...) and <text:span text:style-name="T33">calling step(1) 4096 times produced about... 8 and ¼ revolutions.</text:span></text:p>
      <text:p text:style-name="P66">Meanwhile, the Adafruit page for this stepper (<text:a xlink:type="simple" xlink:href="http://www.adafruit.com/products/918" text:style-name="Internet_20_link" text:visited-style-name="Visited_20_Internet_20_Link">http://www.adafruit.com/products/918</text:a>) says it has 32 steps per revolution <text:span text:style-name="T34">(not degrees per step)</text:span> with a 1/16.025 gear ratio. <text:s/>That gives <text:span text:style-name="T34">32 * 16.025 = 512.8 steps per revolution. <text:s/>Rounding to 513 minimizes the error.</text:span></text:p>
      <text:p text:style-name="P66">Using <text:span text:style-name="T1">stepper(513</text:span>, pin...) produced... something that looks a lot like one revolution.</text:p>
      <text:p text:style-name="P65">So for inexpensive parts like these stepper motors, just because a part has the same part number doesn't mean it has the same specifications.</text:p>
      <text:p text:style-name="P64">Note: because the true steps per revolution is 512.8 and we're rounding up to 513, using integer steps per revolution would have an error of 513 – 512.8 = 0.2 steps per revolution. <text:s/>That's an error of (360 / 512.8) * 0.2 = 0.14 degrees per revolution. <text:s/>Let's assume that the wheel would have to be 3 degrees off for the lunar image to not align well (we can measure what it really is once the clock is complete). <text:s/>So it would take 3 / 0.14 = about 21 revolutions to have a problem. <text:s/>Since our clock runs one revolution per month, that would take about 21 months, or 21 / 12 = very roughly two years running continuously without a reset to cause a problem. <text:s/>Since our house power goes out briefly several times per year (which would reset the wall-powered clock), this error doesn't look like it would be significant.</text:p>
      <text:p text:style-name="P63">I won't test RPMs because I'm going to use ms per step instead. But I will say that at 48 rpm and no load the motor ran nice and smoothly, <text:span text:style-name="T35">and below about 15 rpm it had an audible rattle.</text:span></text:p>
      <text:h text:style-name="Heading_20_2" text:outline-level="2">October 29, 2015 – Removed the Stepper library</text:h>
      <text:p text:style-name="Standard">Replaced the use of the Stepper library with my own code, so the motor would have more torque (by half-stepping) and be turned off when not in use – I expect the motor's unenergized torque will be enough to hold the wheel in place.</text:p>
      <text:p text:style-name="Standard"/>
      <text:p text:style-name="Standard">Experimented a bit with the motor, double-checking steps per revolution and range of RPM. Looks like <text:s/>the stepper motor work is completed!</text:p>
      <text:h text:style-name="Heading_20_2" text:outline-level="2">October 31, 2015 – Lunar disk arrived from Ponoko</text:h>
      <text:p text:style-name="Standard">The <text:span text:style-name="T37">laser cut </text:span>lunar disk I ordered <text:span text:style-name="T37">on October 24 </text:span>from Ponoko arrived today! <text:s/>The four screw holes for the setscrew hub, and the photo-interrupter slot were perfect, as was the engraving of the guides for painting the lunar disks. It would have taken a huge amount of work for me to cut those so accurately on my scrollsaw.</text:p>
      <text:p text:style-name="Standard"><text:line-break/>One small down side: the laser cutting burns the wood (duh), causing a smell that to me seemed like <text:soft-page-break/>codfish oil – very unpleasantly fishy. <text:s/>After airing out the parts for a few hours that smell was negligible.</text:p>
      <text:p text:style-name="P50"/>
      <text:p text:style-name="P50">Once I fastened the disk securely to the stepper motor I found that there is a lot of play (a few degrees) in the motor angle when the motor is not energized – once the wheel stops, the lunar disk could be a few degrees one way or the other from where I want it. <text:s/>So I need to write a little stepper library example to see what the play is when the motor is energized. <text:s/>I'd rather not keep the motor energized because that would burn about 224mA continuously, which is a lot for a wall clock to consume.</text:p>
      <text:p text:style-name="P50"/>
      <text:p text:style-name="P50">With the uncertainty of the wheel placement (the play), I'm wondering whether this would work better with a gearhead DC motor and a slot for each lunar disk, rather than an accurate stepper motor with a less accurate unenergized position. <text:s/>That would require precise placement of the photo-interrupter, but would likely (with a high gear ratio) have a lot less play.</text:p>
      <text:p text:style-name="P50"/>
      <text:p text:style-name="P51">P.S., about doing the parts cutting myself: I've finished reading “<text:span text:style-name="T1">Build your own CNC Machine</text:span>”, by Patrick Hood-Daniel and James Floyd Kelly: <text:a xlink:type="simple" xlink:href="http://www.amazon.com/Build-Your-Machine-Technology-Action/dp/1430224894" text:style-name="Internet_20_link" text:visited-style-name="Visited_20_Internet_20_Link">http://www.amazon.com/Build-Your-Machine-Technology-Action/dp/1430224894</text:a>. It sounds plausible that I could build one with little trouble and a lot of labor, resulting in something that could cut up to 2-foot by 4-foot pieces of wood and plastic. <text:s/>I'm still unclear on what CNC Open Source software to use, and what stepper motor control to use (e.g., an Arduino PC peripheral vs. a standalone Raspberry Pi or Edison).</text:p>
      <text:h text:style-name="Heading_20_2" text:outline-level="2">November 1, 2015 – checking the stepper play</text:h>
      <text:p text:style-name="P52">I tried leaving 1 pin energized rather than shutting off all stepper pins when the wheel stops. <text:s/>It didn't seem to make much difference. <text:s/><text:span text:style-name="T40">I tried the Stepper library, which leaves 2 pins active. <text:s/>It didn't seem to make much difference.</text:span></text:p>
      <text:p text:style-name="P52"/>
      <text:p text:style-name="P54">So it looks like this motor has a few degrees of play that I have to allow for. <text:s/>Seems odd in that positional accuracy is sort of what you want a stepper motor for.</text:p>
      <text:p text:style-name="P52"/>
      <text:p text:style-name="P53">Meanwhile I took a quick look at a few gearhead motors. <text:s/>The big disadvantage of those is that their stall current can be large (like 500mA to a couple Amps), and they're more expensive (midrange is about $12-$18).</text:p>
      <text:p text:style-name="P55">Turning to the mechanical design: the stepper motor mounting seems easy; the photo-interrupter is giving me fits because it has the breakout board has no mounting holes. <text:s/><text:span text:style-name="T41">Examining the board, there seemed to be room to drill two mounting holes, and it seemed to be a two-sided board with a ground plane. <text:s/>So I drilled two mounting holes through what seemed like empty space on the board. <text:s/>Checking with a multimeter, the mounting screw is connected to ground, but the holes don't seem to have done any damage. <text:s/>It's a hack, but it seems to work.</text:span></text:p>
      <text:h text:style-name="Heading_20_2" text:outline-level="2">November 3, 2015 – Checking resistance variation in stepper<text:span text:style-name="T42">s</text:span></text:h>
      <text:p text:style-name="P68">A friend of mine at work recently bought a set of <text:s/><text:span text:style-name="T31">28BYJ-48 5V </text:span>stepper motors, from a source <text:span text:style-name="T45">different</text:span> <text:span text:style-name="T45">from</text:span> AdaFruit. <text:s/>Based on the variation in datasheets I'd seen, I wanted to see if the resistance of these motors were different from the 5V motor I'd bought from AdaFruit.</text:p>
      <table:table table:name="Table4" table:style-name="Table4">
        <table:table-column table:style-name="Table4.A" table:number-columns-repeated="5"/>
        <table:table-column table:style-name="Table4.F"/>
        <table:table-row>
          <table:table-cell table:style-name="Table4.A1" office:value-type="string">
            <text:p text:style-name="P47">28BYJ-48 5V <text:span text:style-name="T42">#1</text:span></text:p>
          </table:table-cell>
          <table:table-cell table:style-name="Table4.A1" office:value-type="string">
            <text:p text:style-name="P74">Blue</text:p>
          </table:table-cell>
          <table:table-cell table:style-name="Table4.A1" office:value-type="string">
            <text:p text:style-name="P74">Pink</text:p>
          </table:table-cell>
          <table:table-cell table:style-name="Table4.A1" office:value-type="string">
            <text:p text:style-name="P74">Yellow</text:p>
          </table:table-cell>
          <table:table-cell table:style-name="Table4.A1" office:value-type="string">
            <text:p text:style-name="P74">Orange</text:p>
          </table:table-cell>
          <table:table-cell table:style-name="Table4.F1" office:value-type="string">
            <text:p text:style-name="P74">Red</text:p>
          </table:table-cell>
        </table:table-row>
        <table:table-row>
          <table:table-cell table:style-name="Table4.A2" office:value-type="string">
            <text:p text:style-name="P74">Blue</text:p>
          </table:table-cell>
          <table:table-cell table:style-name="Table4.A2" office:value-type="string">
            <text:p text:style-name="P83">-</text:p>
          </table:table-cell>
          <table:table-cell table:style-name="Table4.A2" office:value-type="string">
            <text:p text:style-name="P78"><text:span text:style-name="T42">51.7</text:span> ohm</text:p>
          </table:table-cell>
          <table:table-cell table:style-name="Table4.A2" office:value-type="string">
            <text:p text:style-name="P84">51.8</text:p>
          </table:table-cell>
          <table:table-cell table:style-name="Table4.A2" office:value-type="string">
            <text:p text:style-name="P84">51.4</text:p>
          </table:table-cell>
          <table:table-cell table:style-name="Table4.F2" office:value-type="string">
            <text:p text:style-name="P84">26.0</text:p>
          </table:table-cell>
        </table:table-row>
        <text:soft-page-break/>
        <table:table-row>
          <table:table-cell table:style-name="Table4.A2" office:value-type="string">
            <text:p text:style-name="P74">Pink</text:p>
          </table:table-cell>
          <table:table-cell table:style-name="Table4.A2" office:value-type="string">
            <text:p text:style-name="P83"/>
          </table:table-cell>
          <table:table-cell table:style-name="Table4.A2" office:value-type="string">
            <text:p text:style-name="P83">-</text:p>
          </table:table-cell>
          <table:table-cell table:style-name="Table4.A2" office:value-type="string">
            <text:p text:style-name="P84">51.8</text:p>
          </table:table-cell>
          <table:table-cell table:style-name="Table4.A2" office:value-type="string">
            <text:p text:style-name="P84">51.4</text:p>
          </table:table-cell>
          <table:table-cell table:style-name="Table4.F2" office:value-type="string">
            <text:p text:style-name="P84">26.0</text:p>
          </table:table-cell>
        </table:table-row>
        <table:table-row>
          <table:table-cell table:style-name="Table4.A2" office:value-type="string">
            <text:p text:style-name="P74">Yellow</text:p>
          </table:table-cell>
          <table:table-cell table:style-name="Table4.A2" office:value-type="string">
            <text:p text:style-name="P83"/>
          </table:table-cell>
          <table:table-cell table:style-name="Table4.A2" office:value-type="string">
            <text:p text:style-name="P83"/>
          </table:table-cell>
          <table:table-cell table:style-name="Table4.A2" office:value-type="string">
            <text:p text:style-name="P83">-</text:p>
          </table:table-cell>
          <table:table-cell table:style-name="Table4.A2" office:value-type="string">
            <text:p text:style-name="P84">51.5</text:p>
          </table:table-cell>
          <table:table-cell table:style-name="Table4.F2" office:value-type="string">
            <text:p text:style-name="P84">26.1</text:p>
          </table:table-cell>
        </table:table-row>
        <table:table-row>
          <table:table-cell table:style-name="Table4.A2" office:value-type="string">
            <text:p text:style-name="P74">Orange</text:p>
          </table:table-cell>
          <table:table-cell table:style-name="Table4.A2" office:value-type="string">
            <text:p text:style-name="P83"/>
          </table:table-cell>
          <table:table-cell table:style-name="Table4.A2" office:value-type="string">
            <text:p text:style-name="P83"/>
          </table:table-cell>
          <table:table-cell table:style-name="Table4.A2" office:value-type="string">
            <text:p text:style-name="P83"/>
          </table:table-cell>
          <table:table-cell table:style-name="Table4.A2" office:value-type="string">
            <text:p text:style-name="P83">-</text:p>
          </table:table-cell>
          <table:table-cell table:style-name="Table4.F2" office:value-type="string">
            <text:p text:style-name="P84">25.7</text:p>
          </table:table-cell>
        </table:table-row>
        <table:table-row>
          <table:table-cell table:style-name="Table4.A2" office:value-type="string">
            <text:p text:style-name="P74">Red</text:p>
          </table:table-cell>
          <table:table-cell table:style-name="Table4.A2" office:value-type="string">
            <text:p text:style-name="P83"/>
          </table:table-cell>
          <table:table-cell table:style-name="Table4.A2" office:value-type="string">
            <text:p text:style-name="P83"/>
          </table:table-cell>
          <table:table-cell table:style-name="Table4.A2" office:value-type="string">
            <text:p text:style-name="P83"/>
          </table:table-cell>
          <table:table-cell table:style-name="Table4.A2" office:value-type="string">
            <text:p text:style-name="P83"/>
          </table:table-cell>
          <table:table-cell table:style-name="Table4.F2" office:value-type="string">
            <text:p text:style-name="P83">-</text:p>
          </table:table-cell>
        </table:table-row>
      </table:table>
      <text:p text:style-name="P56">Pretty close to the 50-51ohm and 25ohm I'd measured in my motor.</text:p>
      <text:p text:style-name="P56"/>
      <table:table table:name="Table5" table:style-name="Table5">
        <table:table-column table:style-name="Table5.A" table:number-columns-repeated="5"/>
        <table:table-column table:style-name="Table5.F"/>
        <table:table-row>
          <table:table-cell table:style-name="Table5.A1" office:value-type="string">
            <text:p text:style-name="P47">28BYJ-48 5V <text:span text:style-name="T42">#2</text:span></text:p>
          </table:table-cell>
          <table:table-cell table:style-name="Table5.A1" office:value-type="string">
            <text:p text:style-name="P74">Blue</text:p>
          </table:table-cell>
          <table:table-cell table:style-name="Table5.A1" office:value-type="string">
            <text:p text:style-name="P74">Pink</text:p>
          </table:table-cell>
          <table:table-cell table:style-name="Table5.A1" office:value-type="string">
            <text:p text:style-name="P74">Yellow</text:p>
          </table:table-cell>
          <table:table-cell table:style-name="Table5.A1" office:value-type="string">
            <text:p text:style-name="P74">Orange</text:p>
          </table:table-cell>
          <table:table-cell table:style-name="Table5.F1" office:value-type="string">
            <text:p text:style-name="P74">Red</text:p>
          </table:table-cell>
        </table:table-row>
        <table:table-row>
          <table:table-cell table:style-name="Table5.A2" office:value-type="string">
            <text:p text:style-name="P74">Blue</text:p>
          </table:table-cell>
          <table:table-cell table:style-name="Table5.A2" office:value-type="string">
            <text:p text:style-name="P83">-</text:p>
          </table:table-cell>
          <table:table-cell table:style-name="Table5.A2" office:value-type="string">
            <text:p text:style-name="P78"><text:span text:style-name="T43">51.5</text:span> ohm</text:p>
          </table:table-cell>
          <table:table-cell table:style-name="Table5.A2" office:value-type="string">
            <text:p text:style-name="P85">51.2</text:p>
          </table:table-cell>
          <table:table-cell table:style-name="Table5.A2" office:value-type="string">
            <text:p text:style-name="P85">51.5</text:p>
          </table:table-cell>
          <table:table-cell table:style-name="Table5.F2" office:value-type="string">
            <text:p text:style-name="P85">25.7</text:p>
          </table:table-cell>
        </table:table-row>
        <table:table-row>
          <table:table-cell table:style-name="Table5.A2" office:value-type="string">
            <text:p text:style-name="P74">Pink</text:p>
          </table:table-cell>
          <table:table-cell table:style-name="Table5.A2" office:value-type="string">
            <text:p text:style-name="P83"/>
          </table:table-cell>
          <table:table-cell table:style-name="Table5.A2" office:value-type="string">
            <text:p text:style-name="P83">-</text:p>
          </table:table-cell>
          <table:table-cell table:style-name="Table5.A2" office:value-type="string">
            <text:p text:style-name="P85">51.6</text:p>
          </table:table-cell>
          <table:table-cell table:style-name="Table5.A2" office:value-type="string">
            <text:p text:style-name="P85">51.9</text:p>
          </table:table-cell>
          <table:table-cell table:style-name="Table5.F2" office:value-type="string">
            <text:p text:style-name="P85">26.0</text:p>
          </table:table-cell>
        </table:table-row>
        <table:table-row>
          <table:table-cell table:style-name="Table5.A2" office:value-type="string">
            <text:p text:style-name="P74">Yellow</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text:p>
          </table:table-cell>
          <table:table-cell table:style-name="Table5.A2" office:value-type="string">
            <text:p text:style-name="P85">51.7</text:p>
          </table:table-cell>
          <table:table-cell table:style-name="Table5.F2" office:value-type="string">
            <text:p text:style-name="P85">25.8</text:p>
          </table:table-cell>
        </table:table-row>
        <table:table-row>
          <table:table-cell table:style-name="Table5.A2" office:value-type="string">
            <text:p text:style-name="P74">Orange</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text:p>
          </table:table-cell>
          <table:table-cell table:style-name="Table5.F2" office:value-type="string">
            <text:p text:style-name="P85">26.1</text:p>
          </table:table-cell>
        </table:table-row>
        <table:table-row>
          <table:table-cell table:style-name="Table5.A2" office:value-type="string">
            <text:p text:style-name="P74">Red</text:p>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A2" office:value-type="string">
            <text:p text:style-name="P83"/>
          </table:table-cell>
          <table:table-cell table:style-name="Table5.F2" office:value-type="string">
            <text:p text:style-name="P83">-</text:p>
          </table:table-cell>
        </table:table-row>
      </table:table>
      <text:p text:style-name="P56"/>
      <text:p text:style-name="P57"/>
      <table:table table:name="Table6" table:style-name="Table6">
        <table:table-column table:style-name="Table6.A" table:number-columns-repeated="5"/>
        <table:table-column table:style-name="Table6.F"/>
        <table:table-row>
          <table:table-cell table:style-name="Table6.A1" office:value-type="string">
            <text:p text:style-name="P48">28BYJ-48 5V <text:span text:style-name="T42">#3</text:span></text:p>
          </table:table-cell>
          <table:table-cell table:style-name="Table6.A1" office:value-type="string">
            <text:p text:style-name="P75">Blue</text:p>
          </table:table-cell>
          <table:table-cell table:style-name="Table6.A1" office:value-type="string">
            <text:p text:style-name="P75">Pink</text:p>
          </table:table-cell>
          <table:table-cell table:style-name="Table6.A1" office:value-type="string">
            <text:p text:style-name="P75">Yellow</text:p>
          </table:table-cell>
          <table:table-cell table:style-name="Table6.A1" office:value-type="string">
            <text:p text:style-name="P75">Orange</text:p>
          </table:table-cell>
          <table:table-cell table:style-name="Table6.F1" office:value-type="string">
            <text:p text:style-name="P75">Red</text:p>
          </table:table-cell>
        </table:table-row>
        <table:table-row>
          <table:table-cell table:style-name="Table6.A2" office:value-type="string">
            <text:p text:style-name="P75">Blue</text:p>
          </table:table-cell>
          <table:table-cell table:style-name="Table6.A2" office:value-type="string">
            <text:p text:style-name="P86">-</text:p>
          </table:table-cell>
          <table:table-cell table:style-name="Table6.A2" office:value-type="string">
            <text:p text:style-name="P79"><text:span text:style-name="T44">51.3</text:span> ohm</text:p>
          </table:table-cell>
          <table:table-cell table:style-name="Table6.A2" office:value-type="string">
            <text:p text:style-name="P87">51.2</text:p>
          </table:table-cell>
          <table:table-cell table:style-name="Table6.A2" office:value-type="string">
            <text:p text:style-name="P87">51.0</text:p>
          </table:table-cell>
          <table:table-cell table:style-name="Table6.F2" office:value-type="string">
            <text:p text:style-name="P87">25.7</text:p>
          </table:table-cell>
        </table:table-row>
        <table:table-row>
          <table:table-cell table:style-name="Table6.A2" office:value-type="string">
            <text:p text:style-name="P75">Pink</text:p>
          </table:table-cell>
          <table:table-cell table:style-name="Table6.A2" office:value-type="string">
            <text:p text:style-name="P86"/>
          </table:table-cell>
          <table:table-cell table:style-name="Table6.A2" office:value-type="string">
            <text:p text:style-name="P86">-</text:p>
          </table:table-cell>
          <table:table-cell table:style-name="Table6.A2" office:value-type="string">
            <text:p text:style-name="P87">51.4</text:p>
          </table:table-cell>
          <table:table-cell table:style-name="Table6.A2" office:value-type="string">
            <text:p text:style-name="P87">51.1</text:p>
          </table:table-cell>
          <table:table-cell table:style-name="Table6.F2" office:value-type="string">
            <text:p text:style-name="P87">25.8</text:p>
          </table:table-cell>
        </table:table-row>
        <table:table-row>
          <table:table-cell table:style-name="Table6.A2" office:value-type="string">
            <text:p text:style-name="P75">Yellow</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text:p>
          </table:table-cell>
          <table:table-cell table:style-name="Table6.A2" office:value-type="string">
            <text:p text:style-name="P87">51.1</text:p>
          </table:table-cell>
          <table:table-cell table:style-name="Table6.F2" office:value-type="string">
            <text:p text:style-name="P87">25.8</text:p>
          </table:table-cell>
        </table:table-row>
        <table:table-row>
          <table:table-cell table:style-name="Table6.A2" office:value-type="string">
            <text:p text:style-name="P75">Orange</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text:p>
          </table:table-cell>
          <table:table-cell table:style-name="Table6.F2" office:value-type="string">
            <text:p text:style-name="P87">25.5</text:p>
          </table:table-cell>
        </table:table-row>
        <table:table-row>
          <table:table-cell table:style-name="Table6.A2" office:value-type="string">
            <text:p text:style-name="P75">Red</text:p>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A2" office:value-type="string">
            <text:p text:style-name="P86"/>
          </table:table-cell>
          <table:table-cell table:style-name="Table6.F2" office:value-type="string">
            <text:p text:style-name="P86">-</text:p>
          </table:table-cell>
        </table:table-row>
      </table:table>
      <text:p text:style-name="P57"/>
      <text:p text:style-name="P58">So those motors from another source seem pretty much the same as the one I bought from AdaFruit, which is good.</text:p>
      <text:p text:style-name="P58"/>
      <text:p text:style-name="P58">Meanwhile, I read a little about MDF and Acrylic paint. <text:s/>It turns out artists who work in acrylic often paint on MDF, and strongly recommend a sealer to prevent the paint from absorbing into the MDF and causing it to swell. <text:s/><text:span text:style-name="T46">I think I'll try Krylon clear acrylic coating aerosol spray paint on the lunar disk.</text:span></text:p>
      <text:p text:style-name="P58"/>
      <text:p text:style-name="P59">I soldered the photo-interrupter parts to the Sparkfun breakout board that I'd drilled two holes in, and tested it: it seems fine.</text:p>
      <text:h text:style-name="Heading_20_2" text:outline-level="2">November 22, 2015 – failed at wiring the photo-interrupter; sealed the lunar disk</text:h>
      <text:p text:style-name="P69">For some reason I'm having a terrible time attaching simple Molex crimp connectors to some old Cat 3 telephone cable. <text:s/>I intend the cable to connect the photo-interrupter to the breadboard. <text:s/>I tried several times and for some reason the wires kept breaking at the point they attach to the crimp connector – I'm not sure what's wrong. <text:s/>I'm a bit stumped. <text:span text:style-name="T48">Maybe the wire is so old it's become brittle – it is after all solid wire rather than stranded.</text:span></text:p>
      <text:p text:style-name="P70">Today I sprayed the lunar disk with Krylon Crystal Clear Acrylic Coating 1303A <text:soft-page-break/><text:span text:style-name="T48">(</text:span><text:a xlink:type="simple" xlink:href="http://www.amazon.com/Krylon-1303-Acrylic-Crystal-11-Ounce/dp/B00023JE7K" text:style-name="Internet_20_link" text:visited-style-name="Visited_20_Internet_20_Link"><text:span text:style-name="T48">http://www.amazon.com/Krylon-1303-Acrylic-Crystal-11-Ounce/dp/B00023JE7K</text:span></text:a><text:span text:style-name="T48">)</text:span>, to seal the disk so I can paint the lunar images onto it.</text:p>
      <text:p text:style-name="P69">I've been a bit distracted by the Build Your Own CNC Machine project, <text:span text:style-name="T47">as I put off designing the front of the lunar clock, which is artistically the complex part.</text:span></text:p>
      <text:h text:style-name="Heading_20_3" text:outline-level="3">December 31, 2015 – bought paints</text:h>
      <text:p text:style-name="P95">Today I bought a starter set ofAcrylic paints (similar to <text:a xlink:type="simple" xlink:href="http://www.amazon.com/Art-Advantage-4-Ounce-Acrylic-Primary/dp/B0025TZ05O" text:style-name="Internet_20_link" text:visited-style-name="Visited_20_Internet_20_Link">http://www.amazon.com/Art-Advantage-4-Ounce-Acrylic-Primary/dp/B0025TZ05O</text:a>) and brushes <text:span text:style-name="T49">(</text:span><text:a xlink:type="simple" xlink:href="http://www.amazon.com/Connoisseur-Fine-Art-Products-Protege/dp/B00HNKTK06" text:style-name="Internet_20_link" text:visited-style-name="Visited_20_Internet_20_Link"><text:span text:style-name="T49">http://www.amazon.com/Connoisseur-Fine-Art-Products-Protege/dp/B00HNKTK06</text:span></text:a><text:span text:style-name="T49">)</text:span> from a local artists' supply. Acrylic paints are non-toxic, and - while wet - wash out with water.</text:p>
      <text:h text:style-name="Heading_20_3" text:outline-level="3">January 1, 2016 – Wired and mounted the photo-interrupter</text:h>
      <text:p text:style-name="P96">I tried the Molex crimp connectors on 22 gauge stranded (vs. solid) wire. <text:s/>After a few false starts the crimping worked fine. <text:s/>I then realized the reason I was having such trouble with the cat3 wire: the crimper has a wide side (for the insulated wire) and a narrow side (for the connector). When I was trying to crimp onto the cat3, I was probably putting the connector in backwards, which made the insulation crimp far too tightly, breaking the wire. </text:p>
      <text:p text:style-name="P96">At any rate, the stranded wire will be more flexible than solid wire would, so that's a good step.</text:p>
      <text:p text:style-name="P96">I wrote a blog entry today about how I modified an angle bracket (“corner bracket”) to mount the photo-interrupter. <text:s/>I hacksawed one end of the bracket to make it low enough, then drilled three mounting holes: one to connect to the mdf connected to the photo-interrupter breakout board, and two to connect to the strip of mdf that holds the stepper motor. <text:s/>It worked great.</text:p>
      <text:p text:style-name="P96">With that mounting in place, I temporarily adjusted some constants so that the proper lunar image appears opposite the photo-interrupter.</text:p>
      <text:p text:style-name="P71"/>
      <text:p text:style-name="Standard">Next Steps</text:p>
      <text:list xml:id="list4656999177148332232" text:style-name="L4">
        <text:list-item>
          <text:p text:style-name="P92"><text:span text:style-name="T50">Sketch out the front of the clock: clouds, moon, dog, house, stars, etc. <text:s/>Use Ponoko to cut out those parts as well.</text:span></text:p>
        </text:list-item>
        <text:list-item>
          <text:p text:style-name="P92">Design and make a basic box for the first clock prototype, including mounts for the motor and opto-interrupter.</text:p>
        </text:list-item>
        <text:list-item>
          <text:p text:style-name="P93">paint the lunar disk.</text:p>
        </text:list-item>
        <text:list-item>
          <text:p text:style-name="P94">Write the rest of the state machine: retrying a failed wifi query; sleeping a day to query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6-01-01T14:18:48.883869936</dc:date>
    <meta:editing-duration>PT18H59M54S</meta:editing-duration>
    <meta:editing-cycles>113</meta:editing-cycles>
    <meta:generator>LibreOffice/4.2.8.2$Linux_X86_64 LibreOffice_project/420m0$Build-2</meta:generator>
    <meta:document-statistic meta:table-count="6" meta:image-count="0" meta:object-count="0" meta:page-count="20" meta:paragraph-count="591" meta:word-count="7398" meta:character-count="45585" meta:non-whitespace-character-count="37266"/>
  </office:meta>
</office:document-meta>
</file>